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title" style:list-style-name="L19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title" style:list-style-name="L19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title" style:list-style-name="L19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title" style:list-style-name="L19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title" style:list-style-name="L19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title" style:list-style-name="L19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title" style:list-style-name="L19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title" style:list-style-name="L19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title" style:list-style-name="L19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33" style:family="presentation" style:parent-style-name="TITLE_5f_AND_5f_BODY-outline1" style:list-style-name="L20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34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1a1a1a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P10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2.54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1" style:family="text">
      <style:text-properties fo:font-variant="normal" fo:text-transform="none" fo:color="#1a1a1a" style:text-line-through-style="none" style:text-line-through-type="none" style:text-position="0% 100%" style:font-name="Raleway" fo:font-size="42pt" fo:letter-spacing="normal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Lato" fo:font-size="16pt" fo:letter-spacing="normal" fo:font-style="normal" style:text-underline-style="none" fo:font-weight="normal" style:font-name-asian="Lato" style:font-size-asian="16pt" style:font-style-asian="normal" style:font-weight-asian="normal" style:font-name-complex="Lato" style:font-size-complex="16pt" style:font-style-complex="normal" style:font-weight-complex="normal"/>
    </style:style>
    <style:style style:name="T3" style:family="text">
      <style:text-properties fo:font-variant="normal" fo:text-transform="none" fo:color="#1a1a1a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Lato" fo:font-size="13pt" fo:letter-spacing="normal" fo:font-style="normal" style:text-underline-style="none" fo:font-weight="bold" style:font-name-asian="Lato" style:font-size-asian="13pt" style:font-style-asian="normal" style:font-weight-asian="bold" style:font-name-complex="Lato" style:font-size-complex="13pt" style:font-style-complex="normal" style:font-weight-complex="bold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Lato" fo:font-size="11pt" fo:letter-spacing="normal" fo:font-style="normal" style:text-underline-style="none" fo:font-weight="normal" style:font-name-asian="Lato" style:font-size-asian="11pt" style:font-style-asian="normal" style:font-weight-asian="normal" style:font-name-complex="Lato" style:font-size-complex="11pt" style:font-style-complex="normal" style:font-weight-complex="normal"/>
    </style:style>
    <style:style style:name="T7" style:family="text">
      <style:text-properties fo:font-variant="normal" fo:text-transform="none" fo:color="#1a1a1a" style:text-line-through-style="none" style:text-line-through-type="none" style:text-position="0% 100%" style:font-name="Raleway" fo:font-size="21.3999996185303pt" fo:letter-spacing="normal" fo:font-style="normal" style:text-underline-style="none" fo:font-weight="bold" style:font-name-asian="Raleway" style:font-size-asian="21.3999996185303pt" style:font-style-asian="normal" style:font-weight-asian="bold" style:font-name-complex="Raleway" style:font-size-complex="21.3999996185303pt" style:font-style-complex="normal" style:font-weight-complex="bold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Lato" fo:font-size="15pt" fo:letter-spacing="normal" fo:font-style="normal" style:text-underline-style="none" fo:font-weight="normal" style:font-name-asian="Lato" style:font-size-asian="15pt" style:font-style-asian="normal" style:font-weight-asian="normal" style:font-name-complex="Lato" style:font-size-complex="15pt" style:font-style-complex="normal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Lato" fo:font-size="15pt" fo:letter-spacing="normal" fo:font-style="normal" style:text-underline-style="none" fo:font-weight="bold" style:font-name-asian="Lato" style:font-size-asian="15pt" style:font-style-asian="normal" style:font-weight-asian="bold" style:font-name-complex="Lato" style:font-size-complex="15pt" style:font-style-complex="normal" style:font-weight-complex="bold"/>
    </style:style>
    <style:style style:name="T10" style:family="text">
      <style:text-properties fo:font-variant="normal" fo:text-transform="none" fo:color="#1a1a1a" style:text-line-through-style="none" style:text-line-through-type="none" style:text-position="0% 100%" style:font-name="Raleway" fo:font-size="20.3999996185303pt" fo:letter-spacing="normal" fo:font-style="normal" style:text-underline-style="none" fo:font-weight="bold" style:font-name-asian="Raleway" style:font-size-asian="20.3999996185303pt" style:font-style-asian="normal" style:font-weight-asian="bold" style:font-name-complex="Raleway" style:font-size-complex="20.3999996185303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407cm" text:min-label-width="0.863cm"/>
        <style:text-properties style:font-name="La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407cm" text:min-label-width="0.863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-">
        <style:list-level-properties text:space-before="0.407cm" text:min-label-width="0.863cm"/>
        <style:text-properties style:font-name="Lato" fo:color="#595959" fo:font-size="100%"/>
      </text:list-level-style-bullet>
      <text:list-level-style-bullet text:level="2" text:bullet-char="-">
        <style:list-level-properties text:space-before="1.677cm" text:min-label-width="0.863cm"/>
        <style:text-properties style:font-name="Lato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-">
        <style:list-level-properties text:space-before="0.424cm" text:min-label-width="0.846cm"/>
        <style:text-properties style:font-name="La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-">
        <style:list-level-properties text:space-before="0.424cm" text:min-label-width="0.846cm"/>
        <style:text-properties style:font-name="Lato" fo:color="#595959" fo:font-size="100%"/>
      </text:list-level-style-bullet>
      <text:list-level-style-bullet text:level="2" text:bullet-char="-">
        <style:list-level-properties text:space-before="1.694cm" text:min-label-width="0.846cm"/>
        <style:text-properties style:font-name="Lato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424cm" text:min-label-width="0.846cm"/>
        <style:text-properties fo:color="#595959" fo:font-size="100%"/>
      </text:list-level-style-number>
      <text:list-level-style-bullet text:level="2" text:bullet-char="-">
        <style:list-level-properties text:space-before="1.694cm" text:min-label-width="0.846cm"/>
        <style:text-properties style:font-name="Lato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-">
        <style:list-level-properties text:space-before="0.424cm" text:min-label-width="0.846cm"/>
        <style:text-properties style:font-name="Lato" fo:color="#595959" fo:font-size="100%"/>
      </text:list-level-style-bullet>
      <text:list-level-style-bullet text:level="2" text:bullet-char="-">
        <style:list-level-properties text:space-before="1.727cm" text:min-label-width="0.813cm"/>
        <style:text-properties style:font-name="Lato" fo:color="#595959" fo:font-size="84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424cm" text:min-label-width="0.846cm"/>
        <style:text-properties fo:color="#595959" fo:font-size="100%"/>
      </text:list-level-style-number>
      <text:list-level-style-bullet text:level="2" text:bullet-char="-">
        <style:list-level-properties text:space-before="1.727cm" text:min-label-width="0.813cm"/>
        <style:text-properties style:font-name="Lato" fo:color="#595959" fo:font-size="84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407cm" text:min-label-width="0.863cm"/>
        <style:text-properties fo:color="#595959" fo:font-size="100%"/>
      </text:list-level-style-number>
      <text:list-level-style-bullet text:level="2" text:bullet-char="-">
        <style:list-level-properties text:space-before="1.677cm" text:min-label-width="0.863cm"/>
        <style:text-properties style:font-name="Lato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424cm" text:min-label-width="0.846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-">
        <style:list-level-properties text:space-before="0.371cm" text:min-label-width="0.899cm"/>
        <style:text-properties style:font-name="La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-">
        <style:list-level-properties text:space-before="0.371cm" text:min-label-width="0.899cm"/>
        <style:text-properties style:font-name="Lato" fo:color="#595959" fo:font-size="100%"/>
      </text:list-level-style-bullet>
      <text:list-level-style-bullet text:level="2" text:bullet-char="-">
        <style:list-level-properties text:space-before="1.641cm" text:min-label-width="0.899cm"/>
        <style:text-properties style:font-name="Lato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space-before="-0.6cm"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space-before="0.407cm" text:min-label-width="0.863cm"/>
        <style:text-properties style:font-name="La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86;p13" presentation:style-name="pr1" draw:text-style-name="P2" draw:layer="layout" svg:width="21.355cm" svg:height="4.623cm" svg:x="2.026cm" svg:y="3.673cm" presentation:class="title" presentation:user-transformed="true">
          <draw:text-box>
            <text:p text:style-name="P1"><text:span text:style-name="T1">O batismo: alcance, significado e aplicação</text:span></text:p>
          </draw:text-box>
        </draw:frame>
        <draw:frame draw:name="Google Shape;87;p13" presentation:style-name="pr2" draw:text-style-name="P3" draw:layer="layout" svg:width="21.355cm" svg:height="1.502cm" svg:x="2.027cm" svg:y="8.814cm" presentation:class="subtitle" presentation:user-transformed="true">
          <draw:text-box>
            <text:p text:style-name="P1"><text:span text:style-name="T2">Gn 17.1-14; At 2.37-39</text:span></text:p>
          </draw:text-box>
        </draw:frame>
        <presentation:notes draw:style-name="dp2">
          <draw:page-thumbnail draw:name="Google Shape;83;p:notes" draw:style-name="gr1" draw:layer="layout" svg:width="16.933cm" svg:height="9.524cm" svg:x="1.059cm" svg:y="1.905cm" draw:page-number="1" presentation:class="page"/>
          <draw:frame draw:name="Google Shape;84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ção" draw:style-name="dp1" draw:master-page-name="TITLE_5f_AND_5f_BODY" presentation:presentation-page-layout-name="AL2T1">
        <draw:frame draw:name="Google Shape;92;p14" presentation:style-name="pr4" draw:text-style-name="P5" draw:layer="layout" svg:width="21.357cm" svg:height="1.486cm" svg:x="2.026cm" svg:y="1.758cm" presentation:class="title" presentation:user-transformed="true">
          <draw:text-box>
            <text:p text:style-name="P1"><text:span text:style-name="T3">Introdução</text:span></text:p>
          </draw:text-box>
        </draw:frame>
        <draw:frame draw:name="Google Shape;93;p14" presentation:style-name="pr5" draw:text-style-name="P8" draw:layer="layout" svg:width="22.446cm" svg:height="9.932cm" svg:x="2.026cm" svg:y="3.549cm" presentation:class="outline" presentation:user-transformed="true">
          <draw:text-box>
            <text:p text:style-name="P6"><text:span text:style-name="T4">Vimos na aula passada, que os </text:span><text:span text:style-name="T5">sacramentos são símbolos</text:span><text:span text:style-name="T4">, </text:span></text:p>
            <text:list text:style-name="L5">
              <text:list-item>
                <text:p text:style-name="P6"><text:span text:style-name="T4">representações visíveis de realidades espirituais e que </text:span></text:p>
              </text:list-item>
              <text:list-item>
                <text:p text:style-name="P6"><text:span text:style-name="T4">ao </text:span><text:span text:style-name="T5">mesmo tempo, são selos, marcas de que pertencemos</text:span><text:span text:style-name="T4"> ao povo de Deus (Rm 4.11). </text:span></text:p>
              </text:list-item>
            </text:list>
            <text:p text:style-name="P7"><text:span text:style-name="T4">Sacramento significa mistério revelado, </text:span></text:p>
            <text:list text:continue-numbering="true" text:style-name="L5">
              <text:list-item>
                <text:p text:style-name="P6"><text:span text:style-name="T4">uma realidade espiritual que </text:span><text:span text:style-name="T5">move esse mundo segundo as ordens que são dadas</text:span><text:span text:style-name="T4"> no céu, </text:span></text:p>
              </text:list-item>
              <text:list-item>
                <text:p text:style-name="P6"><text:span text:style-name="T4">assim como quando nós oramos, seja feita Tua vontade, assim na terra como no céu. </text:span></text:p>
              </text:list-item>
            </text:list>
            <text:p text:style-name="P7"><text:span text:style-name="T4">Essa palavra ‘sacramento’ é a </text:span><text:span text:style-name="T5">mesma tradução da Vulgata (versão latina da Bíblia) para ‘mistério’</text:span><text:span text:style-name="T4">, </text:span></text:p>
            <text:list text:continue-numbering="true" text:style-name="L5">
              <text:list-item>
                <text:p text:style-name="P6"><text:span text:style-name="T4">p. ex., em Cl 1.26 </text:span></text:p>
              </text:list-item>
              <text:list-item>
                <text:p text:style-name="P6"><text:span text:style-name="T4">e 1Tm 3.16. </text:span></text:p>
              </text:list-item>
            </text:list>
          </draw:text-box>
        </draw:frame>
        <presentation:notes draw:style-name="dp2">
          <draw:page-thumbnail draw:name="Google Shape;89;g33b9e037880_0_77:notes" draw:style-name="gr1" draw:layer="layout" svg:width="16.932cm" svg:height="9.524cm" svg:x="1.059cm" svg:y="1.905cm" draw:page-number="2" presentation:class="page"/>
          <draw:frame draw:name="Google Shape;90;g33b9e037880_0_77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frame draw:name="Google Shape;98;p15" presentation:style-name="pr7" draw:text-style-name="P9" draw:layer="layout" svg:width="21.357cm" svg:height="1.486cm" svg:x="2.026cm" svg:y="1.758cm" presentation:class="title" presentation:placeholder="true" presentation:user-transformed="true">
          <draw:text-box/>
        </draw:frame>
        <draw:frame draw:name="Google Shape;99;p15" presentation:style-name="pr5" draw:text-style-name="P8" draw:layer="layout" svg:width="22.446cm" svg:height="9.932cm" svg:x="2.026cm" svg:y="3.549cm" presentation:class="outline" presentation:user-transformed="true">
          <draw:text-box>
            <text:p text:style-name="P6"><text:span text:style-name="T4">Os sacramento representam a própria </text:span><text:span text:style-name="T5">presença do sagrado entre nós</text:span><text:span text:style-name="T4">, </text:span></text:p>
            <text:list text:style-name="L5">
              <text:list-item>
                <text:p text:style-name="P6"><text:span text:style-name="T4">algo que tem um peso de glória conferido pelo próprio Deus </text:span></text:p>
              </text:list-item>
              <text:list-item>
                <text:p text:style-name="P6"><text:span text:style-name="T4">e que </text:span><text:span text:style-name="T5">nos torna participantes dessa glória</text:span><text:span text:style-name="T4"> por meio da fé em Cristo. </text:span></text:p>
              </text:list-item>
            </text:list>
            <text:p text:style-name="P7"><text:span text:style-name="T4">Diferente dos anjos, nós somos espíritos com um corpo, </text:span></text:p>
            <text:list text:continue-numbering="true" text:style-name="L5">
              <text:list-item>
                <text:p text:style-name="P6"><text:span text:style-name="T4">então os </text:span><text:span text:style-name="T5">sacramentos são como um corpo para essas realidades</text:span><text:span text:style-name="T4"> espirituais (Cl 2.17), </text:span></text:p>
              </text:list-item>
              <text:list-item>
                <text:p text:style-name="P6"><text:span text:style-name="T4">como se Deus estivesse relembrando visivelmente Suas promessas para nós, </text:span></text:p>
              </text:list-item>
              <text:list-item>
                <text:p text:style-name="P6"><text:span text:style-name="T4">de forma que os nossos </text:span><text:span text:style-name="T5">sentidos toquem o nosso coração e vivifiquem a nossa fé</text:span><text:span text:style-name="T4"> </text:span></text:p>
              </text:list-item>
            </text:list>
            <text:list text:style-name="L7">
              <text:list-item>
                <text:list>
                  <text:list-item>
                    <text:p text:style-name="P6"><text:span text:style-name="T4">em coisas que segundo as promessas de Deus esperamos, mas ainda não vemos concretizada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95;g33b9e037880_0_88:notes" draw:style-name="gr1" draw:layer="layout" svg:width="16.932cm" svg:height="9.524cm" svg:x="1.059cm" svg:y="1.905cm" draw:page-number="3" presentation:class="page"/>
          <draw:frame draw:name="Google Shape;96;g33b9e037880_0_88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frame draw:name="Google Shape;104;p16" presentation:style-name="pr9" draw:text-style-name="P9" draw:layer="layout" svg:width="21.357cm" svg:height="1.486cm" svg:x="2.026cm" svg:y="1.758cm" presentation:class="title" presentation:placeholder="true" presentation:user-transformed="true">
          <draw:text-box/>
        </draw:frame>
        <draw:frame draw:name="Google Shape;105;p16" presentation:style-name="pr5" draw:text-style-name="P8" draw:layer="layout" svg:width="22.446cm" svg:height="9.932cm" svg:x="2.026cm" svg:y="3.549cm" presentation:class="outline" presentation:user-transformed="true">
          <draw:text-box>
            <text:p text:style-name="P6"><text:span text:style-name="T4">Então a </text:span><text:span text:style-name="T5">revelação de Deus é progressiva</text:span><text:span text:style-name="T4">, </text:span></text:p>
            <text:list text:style-name="L8">
              <text:list-item>
                <text:p text:style-name="P6"><text:span text:style-name="T4">não no mesmo sentido da teoria científica, em que novos dados vão chegando </text:span></text:p>
              </text:list-item>
            </text:list>
            <text:list text:style-name="L9">
              <text:list-item>
                <text:list>
                  <text:list-item>
                    <text:p text:style-name="P6"><text:span text:style-name="T4">e você tem que </text:span><text:span text:style-name="T5">corrigir uma afirmação incorreta</text:span><text:span text:style-name="T4"> que fez, </text:span></text:p>
                  </text:list-item>
                  <text:list-item>
                    <text:p text:style-name="P6"><text:span text:style-name="T4">um paradigma equivocado ou ineficaz que você tinha anteriormente. </text:span></text:p>
                  </text:list-item>
                </text:list>
              </text:list-item>
            </text:list>
            <text:p text:style-name="P7"><text:span text:style-name="T4">Essa revelação </text:span><text:span text:style-name="T5">progressiva é uma característica da profecia</text:span><text:span text:style-name="T4">, </text:span></text:p>
            <text:list text:continue-numbering="true" text:style-name="L9">
              <text:list-item>
                <text:p text:style-name="P6"><text:span text:style-name="T4">onde os crentes tinham a realização imediata das </text:span></text:p>
                <text:list>
                  <text:list-item>
                    <text:p text:style-name="P6"><text:span text:style-name="T5">bênçãos do cumprimento</text:span><text:span text:style-name="T4"> ou as 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6"><text:span text:style-name="T4">maldições da quebra da Lei, sobre o que o profeta estava anunciando para eles da parte de Deus quando ele falava: “Assim diz o Senhor…”</text:span><text:span text:style-name="T6"> </text:span></text:p>
                  </text:list-item>
                </text:list>
              </text:list-item>
            </text:list>
            <text:p text:style-name="P7"><text:span text:style-name="T4">Mas na mesma profecia havia </text:span><text:span text:style-name="T5">aspectos relacionados ao que Deus ia fazer muito tempo</text:span><text:span text:style-name="T4"> depois no futuro, que eles só iriam entender quando Deus completasse mais um pouco daquilo que Ele já tinha anunciado pelos profetas. </text:span></text:p>
            <text:p text:style-name="P7"><text:span text:style-name="T4">Uma figura clássica é aquilo que o </text:span><text:span text:style-name="T5">Senhor Jesus entrega ao apóstolo João começando pela palavra ‘apocalipse’</text:span><text:span text:style-name="T4">, que </text:span></text:p>
            <text:list text:continue-numbering="true" text:style-name="L11">
              <text:list-item>
                <text:p text:style-name="P6"><text:span text:style-name="T4">no grego que significa levantar a ponta do véu, </text:span></text:p>
              </text:list-item>
              <text:list-item>
                <text:p text:style-name="P6"><text:span text:style-name="T4">ver </text:span><text:span text:style-name="T5">mais um pouco das coisas que em breve</text:span><text:span text:style-name="T4"> devem acontecer. </text:span></text:p>
              </text:list-item>
            </text:list>
          </draw:text-box>
        </draw:frame>
        <presentation:notes draw:style-name="dp2">
          <draw:page-thumbnail draw:name="Google Shape;101;g33b9e037880_0_93:notes" draw:style-name="gr1" draw:layer="layout" svg:width="16.932cm" svg:height="9.524cm" svg:x="1.059cm" svg:y="1.905cm" draw:page-number="4" presentation:class="page"/>
          <draw:frame draw:name="Google Shape;102;g33b9e037880_0_93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frame draw:name="Google Shape;110;p17" presentation:style-name="pr11" draw:text-style-name="P9" draw:layer="layout" svg:width="21.357cm" svg:height="1.486cm" svg:x="2.026cm" svg:y="1.758cm" presentation:class="title" presentation:placeholder="true" presentation:user-transformed="true">
          <draw:text-box/>
        </draw:frame>
        <draw:frame draw:name="Google Shape;111;p17" presentation:style-name="pr5" draw:text-style-name="P8" draw:layer="layout" svg:width="22.446cm" svg:height="9.932cm" svg:x="2.026cm" svg:y="3.549cm" presentation:class="outline" presentation:user-transformed="true">
          <draw:text-box>
            <text:p text:style-name="P6"><text:span text:style-name="T4">Então, quando Deus </text:span><text:span text:style-name="T5">ordenou a Abraão que ele circuncidasse</text:span><text:span text:style-name="T4"> seu filho Isaque, </text:span></text:p>
            <text:list text:style-name="L5">
              <text:list-item>
                <text:p text:style-name="P7"><text:span text:style-name="T4">Ele estava mostrando algo que estava começando a fazer, </text:span></text:p>
              </text:list-item>
              <text:list-item>
                <text:p text:style-name="P6"><text:span text:style-name="T5">mas que </text:span><text:span text:style-name="T4">como é dito nos vs. 12-13 de Gn 17, </text:span><text:span text:style-name="T5">seria o selo de uma aliança perpétua</text:span><text:span text:style-name="T4">, </text:span></text:p>
              </text:list-item>
              <text:list-item>
                <text:p text:style-name="P6"><text:span text:style-name="T4">ou seja, de algo que Deus continuaria fazendo. </text:span></text:p>
              </text:list-item>
            </text:list>
            <text:p text:style-name="P7"><text:span text:style-name="T4">Veja que a </text:span><text:span text:style-name="T5">aliança que é perpétua</text:span><text:span text:style-name="T4"> e</text:span></text:p>
            <text:list text:continue-numbering="true" text:style-name="L5">
              <text:list-item>
                <text:p text:style-name="P7"><text:span text:style-name="T4">o símbolo da circuncisão não é a realização da promessa em si, </text:span></text:p>
              </text:list-item>
              <text:list-item>
                <text:p text:style-name="P6"><text:span text:style-name="T5">mas sim um</text:span><text:span text:style-name="T4"> </text:span><text:span text:style-name="T5">novo coração</text:span><text:span text:style-name="T4">, ou um</text:span><text:span text:style-name="T5"> coração limpo por meio</text:span><text:span text:style-name="T4"> da fé (Rm 2.28-29), </text:span></text:p>
              </text:list-item>
              <text:list-item>
                <text:p text:style-name="P6"><text:span text:style-name="T4">de forma que, conforme a revelação de Deus se completou em Cristo, </text:span><text:span text:style-name="T4"><text:tab/></text:span><text:span text:style-name="T4"><text:tab/></text:span><text:span text:style-name="T4">-&gt; nós temos </text:span><text:span text:style-name="T5">Nele uma visão mais abrangente sobre o que esse símbolo</text:span><text:span text:style-name="T4"> representa. </text:span></text:p>
              </text:list-item>
            </text:list>
          </draw:text-box>
        </draw:frame>
        <presentation:notes draw:style-name="dp2">
          <draw:page-thumbnail draw:name="Google Shape;107;g33b9e037880_0_98:notes" draw:style-name="gr1" draw:layer="layout" svg:width="16.932cm" svg:height="9.524cm" svg:x="1.059cm" svg:y="1.905cm" draw:page-number="5" presentation:class="page"/>
          <draw:frame draw:name="Google Shape;108;g33b9e037880_0_98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gnificado do Batismo e da pública profissão de fé" draw:style-name="dp1" draw:master-page-name="TITLE_5f_AND_5f_BODY" presentation:presentation-page-layout-name="AL2T1">
        <draw:frame draw:name="Google Shape;116;p18" presentation:style-name="pr4" draw:text-style-name="P5" draw:layer="layout" svg:width="21.357cm" svg:height="1.486cm" svg:x="2.026cm" svg:y="1.758cm" presentation:class="title" presentation:user-transformed="true">
          <draw:text-box>
            <text:p text:style-name="P1"><text:span text:style-name="T3">Significado do Batismo e da pública profissão de fé</text:span></text:p>
          </draw:text-box>
        </draw:frame>
        <draw:frame draw:name="Google Shape;117;p18" presentation:style-name="pr5" draw:text-style-name="P8" draw:layer="layout" svg:width="22.446cm" svg:height="9.932cm" svg:x="2.026cm" svg:y="3.549cm" presentation:class="outline" presentation:user-transformed="true">
          <draw:text-box>
            <text:p text:style-name="P6"><text:span text:style-name="T4">Então, o </text:span><text:span text:style-name="T5">batismo</text:span><text:span text:style-name="T4"> é a </text:span><text:span text:style-name="T5">cerimônia realizada durante a celebração do culto</text:span><text:span text:style-name="T4"> público, </text:span></text:p>
            <text:list text:style-name="L5">
              <text:list-item>
                <text:p text:style-name="P6"><text:span text:style-name="T4">em que uma criança nascida em lar Evangélico </text:span></text:p>
              </text:list-item>
              <text:list-item>
                <text:p text:style-name="P6"><text:span text:style-name="T4">ou no caso de </text:span><text:span text:style-name="T5">adultos, quando da sua pública profissão</text:span><text:span text:style-name="T4"> de fé, </text:span></text:p>
              </text:list-item>
              <text:list-item>
                <text:p text:style-name="P6"><text:span text:style-name="T4">são admitidos na igreja visível, o que </text:span></text:p>
              </text:list-item>
              <text:list-item>
                <text:p text:style-name="P6"><text:span text:style-name="T4">a partir de então testemunha diante dos homens que somos filhos de Deus por meio da adoção em Cristo. </text:span></text:p>
              </text:list-item>
            </text:list>
            <text:p text:style-name="P7"><text:span text:style-name="T4">A </text:span><text:span text:style-name="T5">semântica da palavra</text:span><text:span text:style-name="T4"> batismo no Antigo Testamento</text:span><text:span text:style-name="T5"> </text:span><text:span text:style-name="T4">é </text:span><text:span text:style-name="T5">mergulhar ou aspergir</text:span><text:span text:style-name="T4"> (Ex 12:22), </text:span></text:p>
            <text:list text:continue-numbering="true" text:style-name="L5">
              <text:list-item>
                <text:p text:style-name="P6"><text:span text:style-name="T4">mas do ponto de vista cerimonial, tem o sentido de ser lavado pelo sangue, </text:span><text:span text:style-name="T4"><text:tab/></text:span></text:p>
              </text:list-item>
              <text:list-item>
                <text:p text:style-name="P6"><text:span text:style-name="T4">no </text:span><text:span text:style-name="T5">momento em que você é tocado pela água</text:span><text:span text:style-name="T4"> </text:span><text:span text:style-name="T4"><text:tab/></text:span><text:span text:style-name="T4"><text:tab/></text:span><text:span text:style-name="T4">=&gt; que é o elemento do batismo que simboliza essa limpeza (Ex 30.19-21; Jo 3.5). </text:span></text:p>
              </text:list-item>
            </text:list>
            <text:p text:style-name="P10"><text:span text:style-name="T4"/></text:p>
          </draw:text-box>
        </draw:frame>
        <presentation:notes draw:style-name="dp2">
          <draw:page-thumbnail draw:name="Google Shape;113;g33b9e037880_0_103:notes" draw:style-name="gr1" draw:layer="layout" svg:width="16.932cm" svg:height="9.524cm" svg:x="1.059cm" svg:y="1.905cm" draw:page-number="6" presentation:class="page"/>
          <draw:frame draw:name="Google Shape;114;g33b9e037880_0_103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frame draw:name="Google Shape;122;p19" presentation:style-name="pr14" draw:text-style-name="P9" draw:layer="layout" svg:width="21.357cm" svg:height="1.486cm" svg:x="2.026cm" svg:y="1.758cm" presentation:class="title" presentation:placeholder="true" presentation:user-transformed="true">
          <draw:text-box/>
        </draw:frame>
        <draw:frame draw:name="Google Shape;123;p19" presentation:style-name="pr5" draw:text-style-name="P8" draw:layer="layout" svg:width="22.446cm" svg:height="9.932cm" svg:x="2.026cm" svg:y="3.549cm" presentation:class="outline" presentation:user-transformed="true">
          <draw:text-box>
            <text:p text:style-name="P6"><text:span text:style-name="T4">Já vimos aqui que o </text:span><text:span text:style-name="T5">ritual do batismo em si não tem poder de regenerar</text:span><text:span text:style-name="T4">, </text:span></text:p>
            <text:list text:style-name="L5">
              <text:list-item>
                <text:p text:style-name="P7"><text:span text:style-name="T4">mas em primeiro lugar ele dá testemunho diante dos homens </text:span><text:span text:style-name="T5">como um símbolo</text:span><text:span text:style-name="T4"> de algo que já aconteceu quando nascemos de novo, </text:span></text:p>
              </text:list-item>
              <text:list-item>
                <text:p text:style-name="P6"><text:span text:style-name="T4">em segundo lugar, por ser </text:span><text:span text:style-name="T5">precedido pela fé, o batismo fortalece essa fé</text:span><text:span text:style-name="T4"> </text:span></text:p>
              </text:list-item>
            </text:list>
            <text:list text:style-name="L7">
              <text:list-item>
                <text:list>
                  <text:list-item>
                    <text:p text:style-name="P6"><text:span text:style-name="T4">como um selo e penhor (explique), </text:span></text:p>
                  </text:list-item>
                  <text:list-item>
                    <text:p text:style-name="P6"><text:span text:style-name="T4">um </text:span><text:span text:style-name="T5">token visível de que estamos incluídos</text:span><text:span text:style-name="T4"> nessa aliança.</text:span></text:p>
                  </text:list-item>
                </text:list>
              </text:list-item>
            </text:list>
            <text:p text:style-name="P7"><text:span text:style-name="T4">Por quê então nós batizamos as crianças que não têm condições ainda de entender e afirmar essas realidades espirituais, ou </text:span><text:span text:style-name="T5">sequer escolher se elas querem</text:span><text:span text:style-name="T4"> fazer parte da igreja? </text:span></text:p>
            <text:p text:style-name="P10"><text:span text:style-name="T4">Essa tem sido uma questão muito debatida até dentro da própria igreja reformada, mas relativamente fácil de responder </text:span><text:span text:style-name="T5">olhando para a doutrina da Aliança</text:span><text:span text:style-name="T4">. </text:span></text:p>
          </draw:text-box>
        </draw:frame>
        <presentation:notes draw:style-name="dp2">
          <draw:page-thumbnail draw:name="Google Shape;119;g33bac39cd3a_0_0:notes" draw:style-name="gr1" draw:layer="layout" svg:width="16.932cm" svg:height="9.524cm" svg:x="1.059cm" svg:y="1.905cm" draw:page-number="7" presentation:class="page"/>
          <draw:frame draw:name="Google Shape;120;g33bac39cd3a_0_0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draw:frame draw:name="Google Shape;128;p20" presentation:style-name="pr16" draw:text-style-name="P9" draw:layer="layout" svg:width="21.357cm" svg:height="1.486cm" svg:x="2.026cm" svg:y="1.758cm" presentation:class="title" presentation:placeholder="true" presentation:user-transformed="true">
          <draw:text-box/>
        </draw:frame>
        <draw:frame draw:name="Google Shape;129;p20" presentation:style-name="pr5" draw:text-style-name="P8" draw:layer="layout" svg:width="22.446cm" svg:height="9.932cm" svg:x="2.026cm" svg:y="3.549cm" presentation:class="outline" presentation:user-transformed="true">
          <draw:text-box>
            <text:p text:style-name="P6"><text:span text:style-name="T4"/></text:p>
            <text:p text:style-name="P7"><text:span text:style-name="T4">Deus sempre </text:span><text:span text:style-name="T5">administrou a Aliança de forma corporativa</text:span><text:span text:style-name="T4">, e </text:span></text:p>
            <text:list text:style-name="L5">
              <text:list-item>
                <text:p text:style-name="P6"><text:span text:style-name="T4">até quanto à responsabilidade individual, isso não era cobrado somente da pessoa, mas diante de toda congregação. </text:span></text:p>
              </text:list-item>
            </text:list>
            <text:p text:style-name="P7"><text:span text:style-name="T4">Quando, por exemplo </text:span><text:span text:style-name="T5">Acã tomou em Jericó das coisas que foram condenadas</text:span><text:span text:style-name="T4"> e não era do conhecimento do povo, todo o Israel arcou com isso quando o exército foi derrotado em Ai. </text:span></text:p>
            <text:p text:style-name="P7"><text:span text:style-name="T4">As bênçãos da Aliança eram administradas da mesma forma, </text:span></text:p>
            <text:list text:continue-numbering="true" text:style-name="L5">
              <text:list-item>
                <text:p text:style-name="P6"><text:span text:style-name="T4">quando Deus queria mostrar Sua misericórdia (Gn 26.24). </text:span></text:p>
              </text:list-item>
            </text:list>
            <text:p text:style-name="P7"><text:span text:style-name="T4">Então, também acontece assim na </text:span><text:span text:style-name="T5">representação federativa</text:span><text:span text:style-name="T4">, </text:span></text:p>
            <text:list text:continue-numbering="true" text:style-name="L5">
              <text:list-item>
                <text:p text:style-name="P6"><text:span text:style-name="T4">tanto da culpa de Adão, por meio de quem o pecado entrou no mundo, </text:span></text:p>
              </text:list-item>
              <text:list-item>
                <text:p text:style-name="P6"><text:span text:style-name="T4">quanto na </text:span><text:span text:style-name="T5">expiação de Cristo por meio de quem somos representados</text:span><text:span text:style-name="T4">, temos mediação diante de Deus.</text:span></text:p>
              </text:list-item>
            </text:list>
            <text:p text:style-name="P7"><text:span text:style-name="T4">Então, quando Deus chamou a Abraão, Ele não entregou a Aliança individualmente, </text:span></text:p>
            <text:list text:continue-numbering="true" text:style-name="L5">
              <text:list-item>
                <text:p text:style-name="P6"><text:span text:style-name="T4">mas </text:span><text:span text:style-name="T5">estendeu essa Aliança a toda sua descendência</text:span><text:span text:style-name="T4"> (cf. lemos no texto básico).</text:span></text:p>
              </text:list-item>
            </text:list>
          </draw:text-box>
        </draw:frame>
        <presentation:notes draw:style-name="dp2">
          <draw:page-thumbnail draw:name="Google Shape;125;g33b9e037880_0_108:notes" draw:style-name="gr1" draw:layer="layout" svg:width="16.932cm" svg:height="9.524cm" svg:x="1.059cm" svg:y="1.905cm" draw:page-number="8" presentation:class="page"/>
          <draw:frame draw:name="Google Shape;126;g33b9e037880_0_108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draw:frame draw:name="Google Shape;134;p21" presentation:style-name="pr18" draw:text-style-name="P9" draw:layer="layout" svg:width="21.357cm" svg:height="1.486cm" svg:x="2.026cm" svg:y="1.758cm" presentation:class="title" presentation:placeholder="true" presentation:user-transformed="true">
          <draw:text-box/>
        </draw:frame>
        <draw:frame draw:name="Google Shape;135;p21" presentation:style-name="pr5" draw:text-style-name="P8" draw:layer="layout" svg:width="22.446cm" svg:height="9.932cm" svg:x="2.026cm" svg:y="3.549cm" presentation:class="outline" presentation:user-transformed="true">
          <draw:text-box>
            <text:p text:style-name="P6"><text:span text:style-name="T4">Nós também somos descendência de Abraão segundo a promessa (Rm 9.6-8; Fp 3.2-3). </text:span></text:p>
            <text:p text:style-name="P7"><text:span text:style-name="T4">Por isso nossos </text:span><text:span text:style-name="T5">filhos são batizados </text:span></text:p>
            <text:list text:style-name="L8">
              <text:list-item>
                <text:p text:style-name="P6"><text:span text:style-name="T4">como sinal da Aliança que a minha e a tua família tem com Deus, </text:span></text:p>
              </text:list-item>
              <text:list-item>
                <text:p text:style-name="P6"><text:span text:style-name="T4">como compromisso de </text:span><text:span text:style-name="T5">criá-los como essa descendência do povo</text:span><text:span text:style-name="T4"> de Deus <text:s text:c="3"/>=&gt; </text:span><text:span text:style-name="T5">na menor célula da igreja</text:span><text:span text:style-name="T4"> que é a família, </text:span></text:p>
              </text:list-item>
              <text:list-item>
                <text:p text:style-name="P6"><text:span text:style-name="T4">de acordo também com a responsabilidade de sacerdotes que nós pais temos como crentes </text:span></text:p>
              </text:list-item>
              <text:list-item>
                <text:p text:style-name="P6"><text:span text:style-name="T4">(Dt 6.5-9; 1Co 7.14, At 2.39, 16.31-33). </text:span></text:p>
              </text:list-item>
            </text:list>
            <text:p text:style-name="P7"><text:span text:style-name="T4">O batismo infantil </text:span><text:span text:style-name="T5">não é uma presunção dos pais da eleição</text:span><text:span text:style-name="T4"> de Deus, </text:span></text:p>
            <text:list text:continue-numbering="true" text:style-name="L8">
              <text:list-item>
                <text:p text:style-name="P6"><text:span text:style-name="T4">e Deus não está obrigado por causa do batismo a salvar quem quer que seja, </text:span></text:p>
              </text:list-item>
              <text:list-item>
                <text:p text:style-name="P6"><text:span text:style-name="T4">mas assim </text:span><text:span text:style-name="T5">como a circuncisão, entendemos que o batismo</text:span><text:span text:style-name="T4">:</text:span><text:span text:style-name="T4"><text:tab/></text:span></text:p>
              </text:list-item>
            </text:list>
            <text:p text:style-name="P11"><text:span text:style-name="T4">1) é uma obediência a ordem de Deus em incluir os nossos filhos na comunidade da Aliança e </text:span></text:p>
            <text:p text:style-name="P11"><text:span text:style-name="T4">2) ordenar que eles guardem os seus termos enquanto eles ainda estiverem sob a nossa autoridade. </text:span></text:p>
            <text:p text:style-name="P7"><text:span text:style-name="T4">A partir do momento que eles se tornam capazes de @ compreender essas realidades espirituais e </text:span></text:p>
            <text:list text:continue-numbering="true" text:style-name="L8">
              <text:list-item>
                <text:p text:style-name="P6"><text:span text:style-name="T4"><text:s/></text:span><text:span text:style-name="T4">@ </text:span><text:span text:style-name="T5">afirmar o seu novo nascimento</text:span><text:span text:style-name="T4">, </text:span></text:p>
              </text:list-item>
              <text:list-item>
                <text:p text:style-name="P6"><text:span text:style-name="T4">eles mesmos têm a responsabilidade de fazer sua pública profissão de fé, (ou deixam de ser membros)</text:span></text:p>
              </text:list-item>
            </text:list>
          </draw:text-box>
        </draw:frame>
        <presentation:notes draw:style-name="dp2">
          <draw:page-thumbnail draw:name="Google Shape;131;g33b9e037880_0_113:notes" draw:style-name="gr1" draw:layer="layout" svg:width="16.932cm" svg:height="9.524cm" svg:x="1.059cm" svg:y="1.905cm" draw:page-number="9" presentation:class="page"/>
          <draw:frame draw:name="Google Shape;132;g33b9e037880_0_113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 batismo simboliza 1) o perdão dos pecados em Cristo&#10;" draw:style-name="dp1" draw:master-page-name="TITLE_5f_AND_5f_BODY" presentation:presentation-page-layout-name="AL2T1">
        <draw:frame draw:name="Google Shape;140;p22" presentation:style-name="pr20" draw:text-style-name="P5" draw:layer="layout" svg:width="21.357cm" svg:height="1.486cm" svg:x="2.026cm" svg:y="1.758cm" presentation:class="title" presentation:user-transformed="true">
          <draw:text-box>
            <text:p text:style-name="P1"><text:span text:style-name="T7">O batismo simboliza 1) o perdão dos pecados em Cristo</text:span><text:span text:style-name="T7"><text:line-break/></text:span><text:span text:style-name="T7"/></text:p>
          </draw:text-box>
        </draw:frame>
        <draw:frame draw:name="Google Shape;141;p22" presentation:style-name="pr5" draw:text-style-name="P8" draw:layer="layout" svg:width="22.446cm" svg:height="9.932cm" svg:x="2.026cm" svg:y="3.549cm" presentation:class="outline" presentation:user-transformed="true">
          <draw:text-box>
            <text:p text:style-name="P6"><text:span text:style-name="T4">Em primeiro lugar, o batismo </text:span><text:span text:style-name="T5">representa o perdão dos pecados</text:span><text:span text:style-name="T4">, </text:span></text:p>
            <text:list text:style-name="L5">
              <text:list-item>
                <text:p text:style-name="P6"><text:span text:style-name="T4">e faz uma encenação da Palavra, </text:span></text:p>
              </text:list-item>
              <text:list-item>
                <text:p text:style-name="P6"><text:span text:style-name="T4">a água representando o sangue de Cristo como limpeza, </text:span></text:p>
              </text:list-item>
              <text:list-item>
                <text:p text:style-name="P6"><text:span text:style-name="T4">como </text:span><text:span text:style-name="T5">propiciação pelos nossos pecados individualmente</text:span><text:span text:style-name="T4">, </text:span></text:p>
              </text:list-item>
              <text:list-item>
                <text:p text:style-name="P6"><text:span text:style-name="T4">ou seja, que isso se aplica aquele que está sendo batizado (Ef 5.25-26; Tito 3.5; 1Pe 3:21). </text:span></text:p>
              </text:list-item>
            </text:list>
            <text:p text:style-name="P7"><text:span text:style-name="T4">Pelo batismo temos a nossa fé edificada nessa certeza: </text:span></text:p>
            <text:list text:continue-numbering="true" text:style-name="L5">
              <text:list-item>
                <text:p text:style-name="P6"><text:span text:style-name="T4">de que </text:span><text:span text:style-name="T5">Deus não irá nos cobrar novamente os pecados</text:span><text:span text:style-name="T4"> que foram pagos pelo Senhor Jesus na Cruz. </text:span></text:p>
              </text:list-item>
            </text:list>
            <text:p text:style-name="P7"><text:span text:style-name="T4">Por isso é tão importante a ministração da Palavra junto com a cerimônia, </text:span></text:p>
            <text:list text:continue-numbering="true" text:style-name="L5">
              <text:list-item>
                <text:p text:style-name="P6"><text:span text:style-name="T4">porque o </text:span><text:span text:style-name="T5">ritual não tem nenhuma eficácia</text:span><text:span text:style-name="T4"> em si, </text:span></text:p>
              </text:list-item>
              <text:list-item>
                <text:p text:style-name="P6"><text:span text:style-name="T4">mas pelo Evangelho </text:span><text:span text:style-name="T4"><text:tab/></text:span><text:span text:style-name="T4"><text:tab/></text:span><text:span text:style-name="T4">=&gt; a purificação dos nossos pecados é anunciada </text:span></text:p>
              </text:list-item>
              <text:list-item>
                <text:p text:style-name="P6"><text:span text:style-name="T4">e essa </text:span><text:span text:style-name="T5">mensagem é selada pelo batismo</text:span><text:span text:style-name="T4">. <text:s text:c="3"/></text:span></text:p>
              </text:list-item>
            </text:list>
          </draw:text-box>
        </draw:frame>
        <presentation:notes draw:style-name="dp2">
          <draw:page-thumbnail draw:name="Google Shape;137;g33b9e037880_0_118:notes" draw:style-name="gr1" draw:layer="layout" svg:width="16.932cm" svg:height="9.524cm" svg:x="1.059cm" svg:y="1.905cm" draw:page-number="10" presentation:class="page"/>
          <draw:frame draw:name="Google Shape;138;g33b9e037880_0_118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rdão dos pecados" draw:style-name="dp1" draw:master-page-name="TITLE_5f_AND_5f_BODY" presentation:presentation-page-layout-name="AL2T1">
        <draw:frame draw:name="Google Shape;146;p23" presentation:style-name="pr4" draw:text-style-name="P5" draw:layer="layout" svg:width="21.357cm" svg:height="1.486cm" svg:x="2.026cm" svg:y="1.758cm" presentation:class="title" presentation:user-transformed="true">
          <draw:text-box>
            <text:p text:style-name="P1"><text:span text:style-name="T3">Perdão dos pecados</text:span></text:p>
          </draw:text-box>
        </draw:frame>
        <draw:frame draw:name="Google Shape;147;p23" presentation:style-name="pr5" draw:text-style-name="P8" draw:layer="layout" svg:width="22.446cm" svg:height="9.932cm" svg:x="2.026cm" svg:y="3.549cm" presentation:class="outline" presentation:user-transformed="true">
          <draw:text-box>
            <text:p text:style-name="P6"><text:span text:style-name="T4">O batismo deve ser </text:span><text:span text:style-name="T5">realizado apenas uma vez na vida</text:span><text:span text:style-name="T4">, </text:span></text:p>
            <text:list text:style-name="L8">
              <text:list-item>
                <text:p text:style-name="P6"><text:span text:style-name="T4">portanto se alguém recebeu o verdadeiro Evangelho de Cristo </text:span></text:p>
              </text:list-item>
              <text:list-item>
                <text:p text:style-name="P6"><text:span text:style-name="T4">e uma vez foi </text:span><text:span text:style-name="T5">selado como Sua propriedade</text:span><text:span text:style-name="T4">, </text:span></text:p>
              </text:list-item>
              <text:list-item>
                <text:p text:style-name="P6"><text:span text:style-name="T4">é impossível que isso seja feito novamente (como se o sacrifício de Cristo perdesse Sua validade).</text:span></text:p>
              </text:list-item>
            </text:list>
            <text:p text:style-name="P7"><text:span text:style-name="T4">Porque os </text:span><text:span text:style-name="T5">dons e a vocação de Deus são irrevogáveis</text:span><text:span text:style-name="T4"> </text:span></text:p>
            <text:list text:continue-numbering="true" text:style-name="L8">
              <text:list-item>
                <text:p text:style-name="P6"><text:span text:style-name="T4">e aqueles que o Pai deu a Cristo ninguém pode arrebatar da Sua mão. </text:span></text:p>
              </text:list-item>
            </text:list>
            <text:p text:style-name="P7"><text:span text:style-name="T4">Parece claro que o batismo </text:span><text:span text:style-name="T5">não significa que nós passamos a ser perfeitos</text:span><text:span text:style-name="T4">, </text:span></text:p>
            <text:list text:continue-numbering="true" text:style-name="L8">
              <text:list-item>
                <text:p text:style-name="P6"><text:span text:style-name="T4">porque ainda sofremos influência do pecado da velha natureza que ainda temos, </text:span></text:p>
              </text:list-item>
              <text:list-item>
                <text:p text:style-name="P6"><text:span text:style-name="T4">mas de fato, significa que nós </text:span><text:span text:style-name="T5">não servimos mais ao pecado como escravos</text:span><text:span text:style-name="T4">.</text:span></text:p>
              </text:list-item>
            </text:list>
            <text:p text:style-name="P7"><text:span text:style-name="T4">Então toda vez que pecamos, devemos: </text:span></text:p>
            <text:list text:continue-numbering="true" text:style-name="L8">
              <text:list-item>
                <text:p text:style-name="P6"><text:span text:style-name="T4">nos lembrar que o batismo mostra a quem pertencemos e </text:span></text:p>
              </text:list-item>
              <text:list-item>
                <text:p text:style-name="P6"><text:span text:style-name="T4">que temos à nossa </text:span><text:span text:style-name="T5">disposição o arrependimento e a confissão</text:span><text:span text:style-name="T4"> diante de Deus (1Jo 1.9)</text:span></text:p>
              </text:list-item>
              <text:list-item>
                <text:p text:style-name="P6"><text:span text:style-name="T4">que não nos impropera as faltas, ou seja, que é rico em perdoar e não joga na nossa cara os nossos pecados. </text:span></text:p>
              </text:list-item>
            </text:list>
            <text:p text:style-name="P7"><text:span text:style-name="T4">Isso não se trata de uma </text:span><text:span text:style-name="T5">licença para pecar</text:span><text:span text:style-name="T4">, </text:span></text:p>
            <text:list text:continue-numbering="true" text:style-name="L8">
              <text:list-item>
                <text:p text:style-name="P6"><text:span text:style-name="T4">mas o arrependimento deve mostrar os seus frutos, deixando os pecados no passado (Pv 28.13-14; Lc 3.10-14). </text:span></text:p>
              </text:list-item>
            </text:list>
          </draw:text-box>
        </draw:frame>
        <presentation:notes draw:style-name="dp2">
          <draw:page-thumbnail draw:name="Google Shape;143;g33b9e037880_0_123:notes" draw:style-name="gr1" draw:layer="layout" svg:width="16.932cm" svg:height="9.524cm" svg:x="1.059cm" svg:y="1.905cm" draw:page-number="11" presentation:class="page"/>
          <draw:frame draw:name="Google Shape;144;g33b9e037880_0_123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 batismo simboliza 2) uma nova natureza em Cristo" draw:style-name="dp1" draw:master-page-name="TITLE_5f_AND_5f_BODY" presentation:presentation-page-layout-name="AL2T1">
        <draw:frame draw:name="Google Shape;152;p24" presentation:style-name="pr4" draw:text-style-name="P5" draw:layer="layout" svg:width="21.357cm" svg:height="1.486cm" svg:x="2.026cm" svg:y="1.758cm" presentation:class="title" presentation:user-transformed="true">
          <draw:text-box>
            <text:p text:style-name="P1"><text:span text:style-name="T3">O batismo simboliza 2) uma nova natureza em Cristo</text:span></text:p>
          </draw:text-box>
        </draw:frame>
        <draw:frame draw:name="Google Shape;153;p24" presentation:style-name="pr5" draw:text-style-name="P8" draw:layer="layout" svg:width="22.446cm" svg:height="9.932cm" svg:x="2.026cm" svg:y="3.549cm" presentation:class="outline" presentation:user-transformed="true">
          <draw:text-box>
            <text:p text:style-name="P6"><text:span text:style-name="T4">É justamente nisso que está a </text:span><text:span text:style-name="T5">segunda realidade representada pelo batismo</text:span><text:span text:style-name="T4">, que também nos </text:span><text:span text:style-name="T5">edifica na certeza</text:span><text:span text:style-name="T4"> da salvação: </text:span></text:p>
            <text:list text:style-name="L5">
              <text:list-item>
                <text:p text:style-name="P6"><text:span text:style-name="T4">a mortificação da carne </text:span></text:p>
              </text:list-item>
              <text:list-item>
                <text:p text:style-name="P6"><text:span text:style-name="T4">e uma nova natureza em Cristo. </text:span></text:p>
              </text:list-item>
            </text:list>
            <text:p text:style-name="P7"><text:span text:style-name="T4">Rm 6.3-4. Mas o que significa dizer que estamos mortos para o pecado, </text:span></text:p>
            <text:list text:continue-numbering="true" text:style-name="L5">
              <text:list-item>
                <text:p text:style-name="P6"><text:span text:style-name="T4">se ainda sofremos </text:span><text:span text:style-name="T5">influência do pecado</text:span><text:span text:style-name="T4"> </text:span></text:p>
              </text:list-item>
              <text:list-item>
                <text:p text:style-name="P6"><text:span text:style-name="T4">e muitas vezes # cedemos e # fazemos a vontade da carne, # pecando e # ofendendo a Deus? </text:span></text:p>
              </text:list-item>
            </text:list>
            <text:p text:style-name="P7"><text:span text:style-name="T4">Acontece que </text:span><text:span text:style-name="T5">antes não havia em nós nenhum conflito</text:span><text:span text:style-name="T4"> entre carne e espírito, </text:span></text:p>
            <text:list text:continue-numbering="true" text:style-name="L5">
              <text:list-item>
                <text:p text:style-name="P6"><text:span text:style-name="T4">porque estávamos mortos para Deus e para as coisas espirituais. </text:span></text:p>
              </text:list-item>
            </text:list>
            <text:p text:style-name="P7"><text:span text:style-name="T4">Tudo o que fazíamos era a vontade da carne e dos pensamentos </text:span></text:p>
            <text:list text:continue-numbering="true" text:style-name="L5">
              <text:list-item>
                <text:p text:style-name="P6"><text:span text:style-name="T4">e a </text:span><text:span text:style-name="T5">qualidade de vida que tínhamos era a morte operando</text:span><text:span text:style-name="T4"> nos nossos membros </text:span></text:p>
              </text:list-item>
            </text:list>
            <text:list text:style-name="L7">
              <text:list-item>
                <text:list>
                  <text:list-item>
                    <text:p text:style-name="P6"><text:span text:style-name="T4">no sentido que fala o vs. 16, de que o resultado de tudo isso é a pena de morte eterna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49;g33b9e037880_0_128:notes" draw:style-name="gr1" draw:layer="layout" svg:width="16.932cm" svg:height="9.524cm" svg:x="1.059cm" svg:y="1.905cm" draw:page-number="12" presentation:class="page"/>
          <draw:frame draw:name="Google Shape;150;g33b9e037880_0_128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draw:frame draw:name="Google Shape;158;p25" presentation:style-name="pr24" draw:text-style-name="P9" draw:layer="layout" svg:width="21.357cm" svg:height="1.486cm" svg:x="2.026cm" svg:y="1.758cm" presentation:class="title" presentation:placeholder="true" presentation:user-transformed="true">
          <draw:text-box/>
        </draw:frame>
        <draw:frame draw:name="Google Shape;159;p25" presentation:style-name="pr5" draw:text-style-name="P8" draw:layer="layout" svg:width="22.446cm" svg:height="9.932cm" svg:x="2.026cm" svg:y="3.549cm" presentation:class="outline" presentation:user-transformed="true">
          <draw:text-box>
            <text:p text:style-name="P6"><text:span text:style-name="T4">Quando recebemos o batismo do Espírito Santo, </text:span></text:p>
            <text:list text:style-name="L5">
              <text:list-item>
                <text:p text:style-name="P6"><text:span text:style-name="T5">embora ainda sejamos assediados</text:span><text:span text:style-name="T4"> pela</text:span><text:span text:style-name="T4"><text:tab/></text:span><text:span text:style-name="T4"> =&gt; @ carne, o @ mundo e o @ diabo, </text:span></text:p>
              </text:list-item>
              <text:list-item>
                <text:p text:style-name="P6"><text:span text:style-name="T4">passamos a ter uma nova natureza que vai necessariamente crescer, </text:span></text:p>
              </text:list-item>
            </text:list>
            <text:list text:style-name="L7">
              <text:list-item>
                <text:list>
                  <text:list-item>
                    <text:p text:style-name="P6"><text:span text:style-name="T4">assim como uma </text:span><text:span text:style-name="T5">semente debaixo da terra parece muito fraca</text:span><text:span text:style-name="T4">, </text:span></text:p>
                  </text:list-item>
                  <text:list-item>
                    <text:p text:style-name="P6"><text:span text:style-name="T4">mas quando se torna uma árvore, nada pode impedir o seu crescimento ao ponto de romper o concreto com seu tronco e raízes. </text:span></text:p>
                  </text:list-item>
                </text:list>
              </text:list-item>
            </text:list>
            <text:p text:style-name="P7"><text:span text:style-name="T4">Talvez no começo da tua carreira cristã você </text:span><text:span text:style-name="T5">não sinta que a sua nova natureza está vencendo</text:span><text:span text:style-name="T4">, </text:span></text:p>
            <text:list text:continue-numbering="true" text:style-name="L7">
              <text:list-item>
                <text:p text:style-name="P6"><text:span text:style-name="T4">e o que você vê é muitas quedas e tristeza por causa do pecado, </text:span></text:p>
              </text:list-item>
              <text:list-item>
                <text:p text:style-name="P6"><text:span text:style-name="T4">mas o que o texto de Rm 6 está dizendo é que o </text:span><text:span text:style-name="T5">pecado não te qualifica mais</text:span><text:span text:style-name="T4">. </text:span></text:p>
              </text:list-item>
            </text:list>
            <text:p text:style-name="P7"><text:span text:style-name="T4">Uma muda também não dá frutos # antes de amadurecer e # virar uma árvore, ou # antes que chegue a estação em que ela deve produzir. </text:span></text:p>
            <text:list text:continue-numbering="true" text:style-name="L7">
              <text:list-item>
                <text:p text:style-name="P6"><text:span text:style-name="T4">Mas</text:span><text:span text:style-name="T5"> (como no sl 1)</text:span><text:span text:style-name="T4"> a </text:span><text:span text:style-name="T5">árvore que é plantada, deve produzir fruto</text:span><text:span text:style-name="T4">, </text:span></text:p>
              </text:list-item>
              <text:list-item>
                <text:p text:style-name="P6"><text:span text:style-name="T4">senão ela não continuará sendo cultivada (Jo 15.5-6).</text:span></text:p>
              </text:list-item>
            </text:list>
          </draw:text-box>
        </draw:frame>
        <presentation:notes draw:style-name="dp2">
          <draw:page-thumbnail draw:name="Google Shape;155;g33b9e037880_0_133:notes" draw:style-name="gr1" draw:layer="layout" svg:width="16.932cm" svg:height="9.524cm" svg:x="1.059cm" svg:y="1.905cm" draw:page-number="13" presentation:class="page"/>
          <draw:frame draw:name="Google Shape;156;g33b9e037880_0_133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draw:frame draw:name="Google Shape;164;p26" presentation:style-name="pr26" draw:text-style-name="P9" draw:layer="layout" svg:width="21.357cm" svg:height="1.486cm" svg:x="2.026cm" svg:y="1.758cm" presentation:class="title" presentation:placeholder="true" presentation:user-transformed="true">
          <draw:text-box/>
        </draw:frame>
        <draw:frame draw:name="Google Shape;165;p26" presentation:style-name="pr5" draw:text-style-name="P8" draw:layer="layout" svg:width="22.446cm" svg:height="9.932cm" svg:x="2.026cm" svg:y="3.549cm" presentation:class="outline" presentation:user-transformed="true">
          <draw:text-box>
            <text:p text:style-name="P6"><text:span text:style-name="T4">O pastor Paul Washer </text:span><text:span text:style-name="T5">ilustra a questão da nova natureza</text:span><text:span text:style-name="T4"> da seguinte forma: </text:span></text:p>
            <text:p text:style-name="P7"><text:span text:style-name="T4">Alguém poderia passar na tua casa, te ver chutando o cachorro e dizer, </text:span></text:p>
            <text:p text:style-name="P7"><text:span text:style-name="T4">‘</text:span><text:span text:style-name="T4">Tá vendo, ele não é um cristão regenerado porque de alguma maneira, ele ainda faz esse tipo de coisa...’ </text:span></text:p>
            <text:p text:style-name="P7"><text:span text:style-name="T4">Por outro lado, se essa pessoa </text:span></text:p>
            <text:list text:style-name="L5">
              <text:list-item>
                <text:p text:style-name="P7"><text:span text:style-name="T4">pudesse te </text:span><text:span text:style-name="T5">acompanhar o dia inteiro</text:span><text:span text:style-name="T4"> com uma câmera, </text:span></text:p>
              </text:list-item>
              <text:list-item>
                <text:p text:style-name="P6"><text:span text:style-name="T4">sem que você soubesse? </text:span></text:p>
              </text:list-item>
              <text:list-item>
                <text:p text:style-name="P6"><text:span text:style-name="T4">Qual o estilo de vida com o qual ela poderia te qualificar?</text:span></text:p>
              </text:list-item>
            </text:list>
          </draw:text-box>
        </draw:frame>
        <presentation:notes draw:style-name="dp2">
          <draw:page-thumbnail draw:name="Google Shape;161;g33b9e037880_0_138:notes" draw:style-name="gr1" draw:layer="layout" svg:width="16.932cm" svg:height="9.524cm" svg:x="1.059cm" svg:y="1.905cm" draw:page-number="14" presentation:class="page"/>
          <draw:frame draw:name="Google Shape;162;g33b9e037880_0_138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 batismo simboliza 3) nossa união com Cristo" draw:style-name="dp1" draw:master-page-name="TITLE_5f_AND_5f_BODY" presentation:presentation-page-layout-name="AL2T1">
        <draw:frame draw:name="Google Shape;170;p27" presentation:style-name="pr4" draw:text-style-name="P5" draw:layer="layout" svg:width="21.357cm" svg:height="1.486cm" svg:x="2.026cm" svg:y="1.758cm" presentation:class="title" presentation:user-transformed="true">
          <draw:text-box>
            <text:p text:style-name="P1"><text:span text:style-name="T3">O batismo simboliza 3) nossa união com Cristo</text:span></text:p>
          </draw:text-box>
        </draw:frame>
        <draw:frame draw:name="Google Shape;171;p27" presentation:style-name="pr5" draw:text-style-name="P8" draw:layer="layout" svg:width="22.446cm" svg:height="9.932cm" svg:x="2.026cm" svg:y="3.549cm" presentation:class="outline" presentation:user-transformed="true">
          <draw:text-box>
            <text:p text:style-name="P6"><text:span text:style-name="T8">O batismo também </text:span><text:span text:style-name="T9">simboliza nossa união com Cristo</text:span><text:span text:style-name="T8">, </text:span></text:p>
            <text:list text:style-name="L16">
              <text:list-item>
                <text:p text:style-name="P7"><text:span text:style-name="T8">de forma que, se recebemos Nele # o perdão dos pecados e # uma nova natureza, </text:span></text:p>
              </text:list-item>
              <text:list-item>
                <text:p text:style-name="P6"><text:span text:style-name="T9">temos também todas as bênçãos que são Dele</text:span><text:span text:style-name="T8"> para vida eterna <text:s/>(Ef 2.6; Rm 8.32)</text:span></text:p>
              </text:list-item>
              <text:list-item>
                <text:p text:style-name="P6"><text:span text:style-name="T8">e a justiça perfeita que Ele viveu nesses 33 anos é atribuída a nós, </text:span></text:p>
              </text:list-item>
            </text:list>
            <text:list text:style-name="L17">
              <text:list-item>
                <text:list>
                  <text:list-item>
                    <text:p text:style-name="P6"><text:span text:style-name="T8">de forma que Deus nos </text:span><text:span text:style-name="T9">considera justos não por alguma prerrogativa</text:span><text:span text:style-name="T8"> nossa, </text:span></text:p>
                  </text:list-item>
                  <text:list-item>
                    <text:p text:style-name="P6"><text:span text:style-name="T8">mas por causa da nossa união com Seu Filho por meio da fé (Mt 3.13-17; Gl 3.27)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67;g33b9e037880_0_143:notes" draw:style-name="gr1" draw:layer="layout" svg:width="16.932cm" svg:height="9.524cm" svg:x="1.059cm" svg:y="1.905cm" draw:page-number="15" presentation:class="page"/>
          <draw:frame draw:name="Google Shape;168;g33b9e037880_0_143:notes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" presentation:presentation-page-layout-name="AL2T1">
        <draw:frame draw:name="Google Shape;176;p28" presentation:style-name="pr20" draw:text-style-name="P5" draw:layer="layout" svg:width="21.357cm" svg:height="1.486cm" svg:x="2.026cm" svg:y="1.335cm" presentation:class="title" presentation:user-transformed="true">
          <draw:text-box>
            <text:p text:style-name="P1"><text:span text:style-name="T10">Batismo é um distintivo diante dos homens de que confessamos o nome de Cristo </text:span></text:p>
          </draw:text-box>
        </draw:frame>
        <draw:frame draw:name="Google Shape;177;p28" presentation:style-name="pr5" draw:text-style-name="P8" draw:layer="layout" svg:width="22.446cm" svg:height="9.932cm" svg:x="2.026cm" svg:y="3.549cm" presentation:class="outline" presentation:user-transformed="true">
          <draw:text-box>
            <text:p text:style-name="P6"><text:span text:style-name="T4">A partir do </text:span><text:span text:style-name="T5">momento em que Deus nos dá a graça da fé</text:span><text:span text:style-name="T4"> no Evangelho, </text:span></text:p>
            <text:list text:style-name="L5">
              <text:list-item>
                <text:p text:style-name="P6"><text:span text:style-name="T4">temos o @ privilégio e o @ dever de confessar a Cristo diante dos homens, </text:span></text:p>
              </text:list-item>
              <text:list-item>
                <text:p text:style-name="P6"><text:span text:style-name="T4">mesmo que isso possa trazer </text:span><text:span text:style-name="T5"># rompimento com outras pessoas</text:span><text:span text:style-name="T4"> (pais, familiares ou amigo)</text:span><text:span text:style-name="T5"> </text:span><text:span text:style-name="T4">ou até</text:span><text:span text:style-name="T5"> # perseguições</text:span><text:span text:style-name="T4">. </text:span></text:p>
              </text:list-item>
            </text:list>
            <text:p text:style-name="P7"><text:span text:style-name="T4">No nosso contexto atual não conhecemos uma perseguição aberta (ou como o autor de Hebreus diz, não temos resistido o pecado até ao sangue) </text:span></text:p>
            <text:list text:continue-numbering="true" text:style-name="L5">
              <text:list-item>
                <text:p text:style-name="P6"><text:span text:style-name="T4">mas não sabemos especificamente o que pode acontecer </text:span></text:p>
              </text:list-item>
              <text:list-item>
                <text:p text:style-name="P6"><text:span text:style-name="T4">ou quando a </text:span><text:span text:style-name="T5">perseguição pode se tornar menos velada</text:span><text:span text:style-name="T4">. </text:span></text:p>
              </text:list-item>
            </text:list>
            <text:p text:style-name="P7"><text:span text:style-name="T4">De qualquer maneira, a promessa que temos no batismo é que: </text:span></text:p>
            <text:list text:continue-numbering="true" text:style-name="L5">
              <text:list-item>
                <text:p text:style-name="P6"><text:span text:style-name="T4">aquele que </text:span><text:span text:style-name="T5">crer no Senhor Jesus não será envergonhado</text:span><text:span text:style-name="T4"> eternamente (Rm 10.9-11).</text:span></text:p>
              </text:list-item>
            </text:list>
          </draw:text-box>
        </draw:frame>
        <presentation:notes draw:style-name="dp2">
          <draw:page-thumbnail draw:name="Google Shape;173;g33b9e037880_0_148:notes" draw:style-name="gr1" draw:layer="layout" svg:width="16.932cm" svg:height="9.524cm" svg:x="1.059cm" svg:y="1.905cm" draw:page-number="16" presentation:class="page"/>
          <draw:frame draw:name="Google Shape;174;g33b9e037880_0_148:notes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 forma do batismo" draw:style-name="dp1" draw:master-page-name="TITLE_5f_AND_5f_BODY" presentation:presentation-page-layout-name="AL2T1">
        <draw:frame draw:name="Google Shape;182;p29" presentation:style-name="pr4" draw:text-style-name="P5" draw:layer="layout" svg:width="21.357cm" svg:height="1.486cm" svg:x="2.026cm" svg:y="1.758cm" presentation:class="title" presentation:user-transformed="true">
          <draw:text-box>
            <text:p text:style-name="P1"><text:span text:style-name="T3">Da forma do batismo</text:span></text:p>
          </draw:text-box>
        </draw:frame>
        <draw:frame draw:name="Google Shape;183;p29" presentation:style-name="pr5" draw:text-style-name="P8" draw:layer="layout" svg:width="22.446cm" svg:height="9.932cm" svg:x="2.026cm" svg:y="3.549cm" presentation:class="outline" presentation:user-transformed="true">
          <draw:text-box>
            <text:p text:style-name="P6"><text:span text:style-name="T4">Como vimos em alguns textos do Antigo Testamento </text:span><text:span text:style-name="T5">onde encontramos a palavra batismo</text:span><text:span text:style-name="T4">,</text:span></text:p>
            <text:list text:style-name="L5">
              <text:list-item>
                <text:p text:style-name="P7"><text:span text:style-name="T4">haviam muitas lavagens e purificações que os sacerdotes deviam observar </text:span></text:p>
              </text:list-item>
            </text:list>
            <text:list text:style-name="L7">
              <text:list-item>
                <text:list>
                  <text:list-item>
                    <text:p text:style-name="P6"><text:span text:style-name="T4">tanto do seu próprio corpo </text:span></text:p>
                  </text:list-item>
                  <text:list-item>
                    <text:p text:style-name="P6"><text:span text:style-name="T4">como dos utensílios do culto. </text:span></text:p>
                  </text:list-item>
                </text:list>
              </text:list-item>
            </text:list>
            <text:p text:style-name="P7"><text:span text:style-name="T4">Para o </text:span><text:span text:style-name="T5">corpo os sacerdotes tinham bacias</text:span><text:span text:style-name="T4"> (improvável então que era possível imersão) </text:span></text:p>
            <text:list text:continue-numbering="true" text:style-name="L7">
              <text:list-item>
                <text:p text:style-name="P6"><text:span text:style-name="T4">e para os utensílios era usada aspersão. </text:span></text:p>
              </text:list-item>
            </text:list>
            <text:p text:style-name="P7"><text:span text:style-name="T4">Além disso na </text:span><text:span text:style-name="T5">época em que o Senhor veio, antes de João</text:span><text:span text:style-name="T4"> Batista, </text:span></text:p>
            <text:list text:continue-numbering="true" text:style-name="L7">
              <text:list-item>
                <text:p text:style-name="P6"><text:span text:style-name="T4">os próprios judeus não se batizavam, mas essa era uma prática apenas para os gentios prosélitos que queriam seguir o judaísmo, como uma purificação da sua vida pregressa.</text:span></text:p>
              </text:list-item>
            </text:list>
          </draw:text-box>
        </draw:frame>
        <presentation:notes draw:style-name="dp2">
          <draw:page-thumbnail draw:name="Google Shape;179;g33b9e037880_0_153:notes" draw:style-name="gr1" draw:layer="layout" svg:width="16.932cm" svg:height="9.524cm" svg:x="1.059cm" svg:y="1.905cm" draw:page-number="17" presentation:class="page"/>
          <draw:frame draw:name="Google Shape;180;g33b9e037880_0_153:notes" presentation:style-name="pr3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 forma do batismo" draw:style-name="dp1" draw:master-page-name="TITLE_5f_AND_5f_BODY" presentation:presentation-page-layout-name="AL2T1">
        <draw:frame draw:name="Google Shape;188;p30" presentation:style-name="pr4" draw:text-style-name="P5" draw:layer="layout" svg:width="21.357cm" svg:height="1.486cm" svg:x="2.026cm" svg:y="1.758cm" presentation:class="title" presentation:user-transformed="true">
          <draw:text-box>
            <text:p text:style-name="P1"><text:span text:style-name="T3">Da forma do batismo</text:span></text:p>
          </draw:text-box>
        </draw:frame>
        <draw:frame draw:name="Google Shape;189;p30" presentation:style-name="pr5" draw:text-style-name="P8" draw:layer="layout" svg:width="22.446cm" svg:height="9.932cm" svg:x="2.026cm" svg:y="3.549cm" presentation:class="outline" presentation:user-transformed="true">
          <draw:text-box>
            <text:p text:style-name="P6"><text:span text:style-name="T4">Então </text:span><text:span text:style-name="T5">não é possível a partir dos relatos</text:span><text:span text:style-name="T4"> do Novo Testamento </text:span><text:span text:style-name="T5">onde temos a instituição do batismo</text:span><text:span text:style-name="T4"> (Mt 28.19), </text:span></text:p>
            <text:list text:style-name="L5">
              <text:list-item>
                <text:p text:style-name="P7"><text:span text:style-name="T4">fixar a forma de batismo como imersão, aspersão ou efusão, </text:span></text:p>
              </text:list-item>
              <text:list-item>
                <text:p text:style-name="P6"><text:span text:style-name="T4">porque fazendo isso nós estaríamos nos prendendo ao símbolo e não ao que esse símbolo representa. </text:span></text:p>
              </text:list-item>
            </text:list>
            <text:p text:style-name="P10"><text:span text:style-name="T4">Se como presbiterianos, por exemplo, nós dissermos que a forma de batismos é somente por efusão, poderíamos estar desqualificando alguém que embora tenha sido batizado com o Espírito Santo, mas celebrou o batismo por aspersão.</text:span></text:p>
          </draw:text-box>
        </draw:frame>
        <presentation:notes draw:style-name="dp2">
          <draw:page-thumbnail draw:name="Google Shape;185;g33b9e037880_0_158:notes" draw:style-name="gr1" draw:layer="layout" svg:width="16.932cm" svg:height="9.524cm" svg:x="1.059cm" svg:y="1.905cm" draw:page-number="18" presentation:class="page"/>
          <draw:frame draw:name="Google Shape;186;g33b9e037880_0_158:notes" presentation:style-name="pr3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AND_5f_BODY" presentation:presentation-page-layout-name="AL2T1">
        <draw:frame draw:name="Google Shape;194;p31" presentation:style-name="pr32" draw:text-style-name="P9" draw:layer="layout" svg:width="21.357cm" svg:height="1.486cm" svg:x="2.026cm" svg:y="1.758cm" presentation:class="title" presentation:placeholder="true" presentation:user-transformed="true">
          <draw:text-box/>
        </draw:frame>
        <draw:frame draw:name="Google Shape;195;p31" presentation:style-name="pr33" draw:text-style-name="P12" draw:layer="layout" svg:width="22.446cm" svg:height="9.932cm" svg:x="2.026cm" svg:y="3.549cm" presentation:class="outline" presentation:placeholder="true" presentation:user-transformed="true">
          <draw:text-box/>
        </draw:frame>
        <presentation:notes draw:style-name="dp2">
          <draw:page-thumbnail draw:name="Google Shape;191;g33b9e037880_0_163:notes" draw:style-name="gr1" draw:layer="layout" svg:width="16.932cm" svg:height="9.524cm" svg:x="1.059cm" svg:y="1.905cm" draw:page-number="19" presentation:class="page"/>
          <draw:frame draw:name="Google Shape;192;g33b9e037880_0_163:notes" presentation:style-name="pr3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e9ede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e9ed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>
        <draw:custom-shape draw:name="Google Shape;12;p2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-title" draw:layer="backgroundobjects" svg:width="21.355cm" svg:height="4.623cm" svg:x="2.026cm" svg:y="3.673cm" presentation:class="title" presentation:placeholder="true" presentation:user-transformed="true">
        <draw:text-box/>
      </draw:frame>
      <draw:frame draw:name="Google Shape;16;p2" presentation:style-name="Mpr1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24;p4" draw:style-name="Mgr6" draw:text-style-name="MP10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>
        <draw:custom-shape draw:name="Google Shape;26;p4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4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2"/>
    <meta:generator>LibreOfficeDev/6.0.5.2$Linux_X86_64 LibreOffice_project/</meta:generator>
  </office:meta>
</office:document-meta>
</file>